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text-properties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</office:automatic-styles>
  <office:body>
    <office:text text:use-soft-page-breaks="true">
      <text:p text:style-name="P1">1. Zet onderstaande begrippen in volgorde van belangrijkheid (met betrekking tot CSS):</text:p>
      <text:p text:style-name="P2">a.<text:s/>Importance<text:s/></text:p>
      <text:p text:style-name="P3">b.<text:s/>Specificity</text:p>
      <text:p text:style-name="P4">c.<text:s/>Source Order</text:p>
      <text:p text:style-name="Standaard">2. Zet onderstaande begrippen in volgorde van belangrijkheid in specificity (met betrekking tot</text:p>
      <text:p text:style-name="P5">CSS):</text:p>
      <text:p text:style-name="P6">a.<text:s/>Classes, pseudo-classes, attribute</text:p>
      <text:p text:style-name="P7">b.<text:s/>pseudo-elements</text:p>
      <text:p text:style-name="P8">c.<text:s/>IDs</text:p>
      <text:p text:style-name="P9">d.<text:s/>Inline styles<text:s/>Elements</text:p>
      <text:p text:style-name="Standaard">3. Wat is de achtergrondkleur van het div-element?</text:p>
      <text:p text:style-name="Standaard">Blue</text:p>
      <text:p text:style-name="Standaard">4. Wat is de breedte van het div-element?</text:p>
      <text:p text:style-name="Standaard">35px</text:p>
      <text:p text:style-name="Standaard">5. Wat is de hoogte van het div-element?</text:p>
      <text:p text:style-name="Standaard">50p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0-25T07:57:00Z</meta:creation-date>
    <dc:date>2022-10-25T08:30:00Z</dc:date>
    <meta:template xlink:href="Normal.dotm" xlink:type="simple"/>
    <meta:editing-cycles>1</meta:editing-cycles>
    <meta:editing-duration>PT1980S</meta:editing-duration>
    <meta:document-statistic meta:page-count="1" meta:paragraph-count="1" meta:word-count="72" meta:character-count="473" meta:row-count="3" meta:non-whitespace-character-count="402"/>
  </office:meta>
</office:document-meta>
</file>